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1.15pt"/>
    </style:style>
    <style:style style:name="co4" style:family="table-column">
      <style:table-column-properties fo:break-before="auto" style:column-width="121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mail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20016014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<text:a xlink:href="mailto:john@gmail.com" xlink:type="simple">john@gmail.com</text:a>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200160141</text:p>
          </table:table-cell>
          <table:table-cell office:value-type="string" calcext:value-type="string">
            <text:p>anto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<text:a xlink:href="mailto:anto@gmail.com" xlink:type="simple">anto@gmail.com</text:a>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200160142</text:p>
          </table:table-cell>
          <table:table-cell office:value-type="string" calcext:value-type="string">
            <text:p>kewer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<text:a xlink:href="mailto:kewer@gmail.com" xlink:type="simple">kewer@gmail.com</text:a>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200160143</text:p>
          </table:table-cell>
          <table:table-cell office:value-type="string" calcext:value-type="string">
            <text:p>budi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<text:a xlink:href="mailto:budi@gmail.com" xlink:type="simple">budi@gmail.com</text:a>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200160144</text:p>
          </table:table-cell>
          <table:table-cell office:value-type="string" calcext:value-type="string">
            <text:p>jajang</text:p>
          </table:table-cell>
          <table:table-cell office:value-type="string" calcext:value-type="string">
            <text:p>nonactive</text:p>
          </table:table-cell>
          <table:table-cell office:value-type="string" calcext:value-type="string">
            <text:p><text:a xlink:href="mailto:jajang@gmail.com" xlink:type="simple">jajang@gmail.com</text:a>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200160145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<text:a xlink:href="mailto:rachel@gmail.com" xlink:type="simple">rachel@gmail.com</text:a>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00160146</text:p>
          </table:table-cell>
          <table:table-cell office:value-type="string" calcext:value-type="string">
            <text:p>bamban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<text:a xlink:href="mailto:bambang@gmail.com" xlink:type="simple">bambang@gmail.com</text:a>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00160147</text:p>
          </table:table-cell>
          <table:table-cell office:value-type="string" calcext:value-type="string">
            <text:p>asto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<text:a xlink:href="mailto:aston@gmail.com" xlink:type="simple">aston@gmail.com</text:a>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00160148</text:p>
          </table:table-cell>
          <table:table-cell office:value-type="string" calcext:value-type="string">
            <text:p>gigi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<text:a xlink:href="mailto:gigi@gmail.com" xlink:type="simple">gigi@gmail.com</text:a>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200160149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<text:a xlink:href="mailto:susan@gmail.com" xlink:type="simple">susan@gmail.com</text:a>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9:03:52.856631302</meta:creation-date>
    <dc:date>2019-12-27T19:16:54.170462222</dc:date>
    <meta:editing-duration>PT1M28S</meta:editing-duration>
    <meta:editing-cycles>1</meta:editing-cycles>
    <meta:generator>LibreOffice/6.0.7.3$Linux_X86_64 LibreOffice_project/00m0$Build-3</meta:generator>
    <meta:document-statistic meta:table-count="1" meta:cell-count="55" meta:object-count="0"/>
  </office:meta>
</office:document-meta>
</file>